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507168" officeooo:paragraph-rsid="044c79ec"/>
    </style:style>
    <style:style style:name="P4" style:family="paragraph" style:parent-style-name="Text_20_body">
      <style:text-properties officeooo:rsid="045832f9" officeooo:paragraph-rsid="045832f9"/>
    </style:style>
    <style:style style:name="P5" style:family="paragraph" style:parent-style-name="Text_20_body">
      <style:text-properties officeooo:paragraph-rsid="045b7a6e"/>
    </style:style>
    <style:style style:name="P6" style:family="paragraph" style:parent-style-name="Heading_20_2">
      <style:text-properties officeooo:rsid="0428056d" officeooo:paragraph-rsid="044c79ec"/>
    </style:style>
    <style:style style:name="P7" style:family="paragraph" style:parent-style-name="Heading_20_2">
      <style:text-properties officeooo:paragraph-rsid="04255d09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4507168" officeooo:paragraph-rsid="044c79ec"/>
    </style:style>
    <style:style style:name="P9" style:family="paragraph" style:parent-style-name="Text_20_body">
      <style:paragraph-properties fo:text-align="end" style:justify-single-word="false" style:writing-mode="rl-tb"/>
      <style:text-properties fo:font-weight="normal" officeooo:rsid="040eb3f6" officeooo:paragraph-rsid="045b7a6e" style:font-weight-asian="normal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4333968" officeooo:paragraph-rsid="045b7a6e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433e468" officeooo:paragraph-rsid="045b7a6e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43a07b8" officeooo:paragraph-rsid="045b7a6e"/>
    </style:style>
    <style:style style:name="P13" style:family="paragraph" style:parent-style-name="Text_20_body" style:list-style-name="L1">
      <style:text-properties officeooo:rsid="045569a2" officeooo:paragraph-rsid="045569a2"/>
    </style:style>
    <style:style style:name="P14" style:family="paragraph" style:parent-style-name="Text_20_body" style:list-style-name="L1">
      <style:text-properties officeooo:rsid="045832f9" officeooo:paragraph-rsid="045a2b76"/>
    </style:style>
    <style:style style:name="P15" style:family="paragraph" style:parent-style-name="Text_20_body" style:list-style-name="L1">
      <style:text-properties officeooo:rsid="045832f9" officeooo:paragraph-rsid="045832f9"/>
    </style:style>
    <style:style style:name="P16" style:family="paragraph" style:parent-style-name="Text_20_body" style:list-style-name="L1">
      <style:text-properties officeooo:rsid="0459cfd1" officeooo:paragraph-rsid="045a2b76"/>
    </style:style>
    <style:style style:name="P17" style:family="paragraph" style:parent-style-name="Text_20_body" style:list-style-name="L1">
      <style:text-properties officeooo:rsid="045768b1" officeooo:paragraph-rsid="045a2b76"/>
    </style:style>
    <style:style style:name="P18" style:family="paragraph" style:parent-style-name="Text_20_body" style:list-style-name="L2">
      <style:text-properties fo:font-weight="normal" officeooo:rsid="043e3775" officeooo:paragraph-rsid="045b7a6e" style:font-weight-asian="normal" style:font-weight-complex="normal"/>
    </style:style>
    <style:style style:name="P19" style:family="paragraph" style:parent-style-name="Text_20_body" style:list-style-name="L1">
      <style:text-properties officeooo:rsid="045cdb62" officeooo:paragraph-rsid="045cdb62"/>
    </style:style>
    <style:style style:name="P20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a780b" style:font-weight-asian="normal" style:font-weight-complex="normal"/>
    </style:style>
    <style:style style:name="T4" style:family="text">
      <style:text-properties fo:font-weight="normal" officeooo:rsid="04507168" style:font-weight-asian="normal" style:font-weight-complex="normal"/>
    </style:style>
    <style:style style:name="T5" style:family="text">
      <style:text-properties fo:font-weight="normal" officeooo:rsid="044f1b18" style:font-weight-asian="normal" style:font-weight-complex="normal"/>
    </style:style>
    <style:style style:name="T6" style:family="text">
      <style:text-properties fo:font-weight="normal" officeooo:rsid="04526baf" style:font-weight-asian="normal" style:font-weight-complex="normal"/>
    </style:style>
    <style:style style:name="T7" style:family="text">
      <style:text-properties fo:font-weight="normal" officeooo:rsid="04363775" style:font-weight-asian="normal" style:font-weight-complex="normal"/>
    </style:style>
    <style:style style:name="T8" style:family="text">
      <style:text-properties fo:font-weight="normal" officeooo:rsid="04333968" style:font-weight-asian="normal" style:font-weight-complex="normal"/>
    </style:style>
    <style:style style:name="T9" style:family="text">
      <style:text-properties fo:font-weight="normal" officeooo:rsid="043eda44" style:font-weight-asian="normal" style:font-weight-complex="normal"/>
    </style:style>
    <style:style style:name="T10" style:family="text">
      <style:text-properties fo:font-weight="normal" officeooo:rsid="043013ef" style:font-weight-asian="normal" style:font-weight-complex="normal"/>
    </style:style>
    <style:style style:name="T11" style:family="text">
      <style:text-properties fo:font-weight="normal" officeooo:rsid="043da0ea" style:font-weight-asian="normal" style:font-weight-complex="normal"/>
    </style:style>
    <style:style style:name="T12" style:family="text">
      <style:text-properties officeooo:rsid="044da992"/>
    </style:style>
    <style:style style:name="T13" style:family="text">
      <style:text-properties officeooo:rsid="044f1b18"/>
    </style:style>
    <style:style style:name="T14" style:family="text">
      <style:text-properties officeooo:rsid="045569a2"/>
    </style:style>
    <style:style style:name="T15" style:family="text">
      <style:text-properties officeooo:rsid="045832f9"/>
    </style:style>
    <style:style style:name="T16" style:family="text">
      <style:text-properties officeooo:rsid="045a2b76"/>
    </style:style>
    <style:style style:name="T17" style:family="text">
      <style:text-properties officeooo:rsid="0433e468"/>
    </style:style>
    <style:style style:name="T18" style:family="text">
      <style:text-properties officeooo:rsid="043a07b8"/>
    </style:style>
    <style:style style:name="T19" style:family="text">
      <style:text-properties officeooo:rsid="043d83d3"/>
    </style:style>
    <style:style style:name="T20" style:family="text">
      <style:text-properties officeooo:rsid="04405049"/>
    </style:style>
    <style:style style:name="T21" style:family="text">
      <style:text-properties officeooo:rsid="045d65b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שאלות למבחן</text:h>
      <text:p text:style-name="P7"><text:span text:style-name="T2">1</text:span><text:span text:style-name="T1">. </text:span><text:span text:style-name="T3">זיהוי תקלות</text:span></text:p>
      <text:list xml:id="list4054091249998046015" text:style-name="L1">
        <text:list-item>
          <text:p text:style-name="P13">אופרטור + על מחרוזות שקורא לעצמו (תיקיה 0);</text:p>
        </text:list-item>
        <text:list-item>
          <text:p text:style-name="P14">אופרטור * לא קומוטטיבי<text:span text:style-name="T14"> (תיקיה 0);</text:span></text:p>
        </text:list-item>
        <text:list-item>
          <text:p text:style-name="P14">אופרטור + לא גורר אופרטור +=<text:span text:style-name="T14"> (תיקיה 1);</text:span></text:p>
        </text:list-item>
        <text:list-item>
          <text:p text:style-name="P16">אופרטור == לא גורר אופרטור !=<text:span text:style-name="T14"> (תיקיה 1);</text:span></text:p>
        </text:list-item>
        <text:list-item>
          <text:p text:style-name="P17">הגדרת אופרטור &lt;&lt; <text:span text:style-name="T15">או &gt;&gt; </text:span>כשיטה<text:span text:style-name="T14"> (תיקיה 1);</text:span></text:p>
        </text:list-item>
        <text:list-item>
          <text:p text:style-name="P15">בדיקת שגיאות באופרטור קלט<text:span text:style-name="T16"> - מה יקרה במצב של קלט חלקי?</text:span></text:p>
        </text:list-item>
        <text:list-item>
          <text:p text:style-name="P19">החזרת cout מתוך אופרטור פלט<text:span text:style-name="T21"> ; שימוש בsstream או filestream.</text:span></text:p>
        </text:list-item>
      </text:list>
      <text:p text:style-name="P4"/>
      <text:p text:style-name="P6"><text:span text:style-name="T6">2</text:span><text:span text:style-name="T1">. </text:span><text:span text:style-name="T5">מ-</text:span><text:span text:style-name="T4">++C </text:span><text:span text:style-name="T5">ל-</text:span><text:span text:style-name="T4">Java</text:span></text:p>
      <text:p text:style-name="P3">נ<text:span text:style-name="T13">ת</text:span>ונה תוכנית בשפת ++C [עם <text:span text:style-name="T12">העמסת אופרטורים</text:span>]. </text:p>
      <text:p text:style-name="P3">מה צריך לעשות כדי לתרגם את התוכנית הזאת לשפת Java?</text:p>
      <text:p text:style-name="P8"/>
      <text:p text:style-name="Heading_20_2">3. <text:s/>כתיבת מחלקה עם אופרטורים</text:p>
      <text:p text:style-name="P5"><text:span text:style-name="T7">כ</text:span><text:span text:style-name="T1">יתבו </text:span><text:span text:style-name="T7">מחלקה </text:span><text:span text:style-name="T8">RunningAverage</text:span><text:span text:style-name="T9"> </text:span><text:span text:style-name="T10">המייצגת אוסף של מספרים, ומאפשרת לחשב בקלות את הממוצע שלהם.</text:span><text:span text:style-name="T9"> <text:s text:c="2"/></text:span><text:span text:style-name="T10">המחלקה צריכה </text:span><text:span text:style-name="T11">לתמוך בפעולות חיבור וחיסור בסקלר ובאובייקט, וכן כפל וחילוק בסקלר. להלן דוגמה לשימוש:</text:span></text:p>
      <text:p text:style-name="P10">RunningAverage r;</text:p>
      <text:p text:style-name="P10">r += 12;</text:p>
      <text:p text:style-name="P10">r += 16;</text:p>
      <text:p text:style-name="P10">cout &lt;&lt; r.count() &lt;&lt; " " &lt;&lt; r.sum() &lt;&lt; " " &lt;&lt; r.average()<text:span text:style-name="T17"> &lt;&lt; endl;</text:span></text:p>
      <text:p text:style-name="P10">// prints: 2 28 14</text:p>
      <text:p text:style-name="P11">r += 20;</text:p>
      <text:p text:style-name="P11">cout &lt;&lt; r &lt;&lt; endl;<text:span text:style-name="T18"> <text:s/>// prints: count=3, sum=48, average=16</text:span></text:p>
      <text:p text:style-name="P12">RunningAverage r2;</text:p>
      <text:p text:style-name="P11">cout &lt;&lt; r &lt;&lt; endl;<text:span text:style-name="T18"> <text:s/>// prints: count=0, sum=0, average=0</text:span></text:p>
      <text:p text:style-name="P12">r2 += 4;</text:p>
      <text:p text:style-name="P12">r2 += 8;</text:p>
      <text:p text:style-name="P12">RunningAverage r3 = r + r2;</text:p>
      <text:p text:style-name="P11">cout &lt;&lt; r<text:span text:style-name="T18">3</text:span> &lt;&lt; endl;<text:span text:style-name="T18"> <text:s/>// prints: count=5, sum=60, average=12</text:span></text:p>
      <text:p text:style-name="P12">RunningAverage r<text:span text:style-name="T19">4</text:span> =<text:span text:style-name="T19"> </text:span>r2<text:span text:style-name="T19"> * 2</text:span>;</text:p>
      <text:p text:style-name="P11">cout &lt;&lt; r<text:span text:style-name="T20">4</text:span> &lt;&lt; endl;<text:span text:style-name="T18"> <text:s/>// prints: count=10, sum=120, average=12</text:span></text:p>
      <text:list xml:id="list930105798519014236" text:style-name="L2">
        <text:list-header>
          <text:p text:style-name="P18"><text:s/></text:p>
        </text:list-header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01T10:22:15.321934817</dc:date>
    <meta:editing-duration>P7DT22H45M30S</meta:editing-duration>
    <meta:editing-cycles>1021</meta:editing-cycles>
    <meta:document-statistic meta:table-count="0" meta:image-count="0" meta:object-count="0" meta:page-count="1" meta:paragraph-count="32" meta:word-count="223" meta:character-count="1131" meta:non-whitespace-character-count="938"/>
  </office:meta>
</office:document-meta>
</file>